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" svg:font-family=""/>
    <style:font-face style:name="Arial" svg:font-family="Arial"/>
  </office:font-face-decls>
  <office:automatic-styles>
    <style:style style:name="T1" style:family="text">
      <style:text-properties style:font-name="Arial" style:font-name-complex="Arial" fo:font-size="8pt" style:font-size-asian="8pt" style:font-size-complex="8pt" fo:font-weight="bold" style:font-weight-asian="bold"/>
    </style:style>
    <style:style style:name="T2" style:family="text">
      <style:text-properties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/>
    </style:style>
    <style:style style:name="T5" style:family="text">
      <style:text-properties/>
    </style:style>
    <style:style style:name="T6" style:family="text">
      <style:text-properties fo:font-weight="bold" style:font-weight-asian="bold"/>
    </style:style>
    <style:style style:name="T7" style:family="text">
      <style:text-properties fo:font-weight="bold" style:font-weight-asian="bold"/>
    </style:style>
    <style:style style:name="T8" style:family="text">
      <style:text-properties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style:font-weight-asian="bold"/>
    </style:style>
    <style:style style:name="T11" style:family="text">
      <style:text-properties/>
    </style:style>
    <style:style style:name="T12" style:family="text">
      <style:text-properties fo:font-weight="bold" style:font-weight-asian="bold"/>
    </style:style>
    <style:style style:name="T13" style:family="text">
      <style:text-properties fo:font-weight="bold" style:font-weight-asian="bold"/>
    </style:style>
    <style:style style:name="T14" style:family="text">
      <style:text-properties/>
    </style:style>
    <style:style style:name="T15" style:family="text">
      <style:text-properties fo:font-weight="bold" style:font-weight-asian="bold"/>
    </style:style>
    <style:style style:name="T16" style:family="text">
      <style:text-properties fo:font-weight="bold" style:font-weight-asian="bold"/>
    </style:style>
    <style:style style:name="T17" style:family="text">
      <style:text-properties/>
    </style:style>
    <style:style style:name="T18" style:family="text">
      <style:text-properties fo:font-weight="bold" style:font-weight-asian="bold"/>
    </style:style>
    <style:style style:name="T19" style:family="text">
      <style:text-properties fo:font-weight="bold" style:font-weight-asian="bold"/>
    </style:style>
    <style:style style:name="T20" style:family="text">
      <style:text-properties/>
    </style:style>
    <style:style style:name="T21" style:family="text">
      <style:text-properties/>
    </style:style>
    <style:style style:name="T22" style:family="text">
      <style:text-properties/>
    </style:style>
    <style:style style:name="T23" style:family="text">
      <style:text-properties fo:font-weight="bold" style:font-weight-asian="bold"/>
    </style:style>
    <style:style style:name="T24" style:family="text">
      <style:text-properties fo:font-weight="bold" style:font-weight-asian="bold"/>
    </style:style>
    <style:style style:name="T25" style:family="text">
      <style:text-properties/>
    </style:style>
    <style:style style:name="T26" style:family="text">
      <style:text-properties fo:font-weight="bold" style:font-weight-asian="bold"/>
    </style:style>
    <style:style style:name="T27" style:family="text">
      <style:text-properties fo:font-weight="bold" style:font-weight-asian="bold"/>
    </style:style>
    <style:style style:name="T28" style:family="text">
      <style:text-properties/>
    </style:style>
    <style:style style:name="T29" style:family="text">
      <style:text-properties fo:font-weight="bold" style:font-weight-asian="bold"/>
    </style:style>
    <style:style style:name="T30" style:family="text">
      <style:text-properties fo:font-weight="bold" style:font-weight-asian="bold"/>
    </style:style>
    <style:style style:name="T31" style:family="text">
      <style:text-properties/>
    </style:style>
    <style:style style:name="T32" style:family="text">
      <style:text-properties/>
    </style:style>
    <style:style style:name="T33" style:family="text">
      <style:text-properties/>
    </style:style>
    <style:style style:name="T34" style:family="text">
      <style:text-properties/>
    </style:style>
    <style:style style:name="T35" style:family="text">
      <style:text-properties fo:font-weight="bold" style:font-weight-asian="bold"/>
    </style:style>
    <style:style style:name="T36" style:family="text">
      <style:text-properties fo:font-weight="bold" style:font-weight-asian="bold"/>
    </style:style>
    <style:style style:name="T37" style:family="text">
      <style:text-properties/>
    </style:style>
    <style:style style:name="T38" style:family="text">
      <style:text-properties fo:font-weight="bold" style:font-weight-asian="bold"/>
    </style:style>
    <style:style style:name="T39" style:family="text">
      <style:text-properties fo:font-weight="bold" style:font-weight-asian="bold"/>
    </style:style>
    <style:style style:name="T40" style:family="text">
      <style:text-properties/>
    </style:style>
    <style:style style:name="T41" style:family="text">
      <style:text-properties/>
    </style:style>
    <style:style style:name="T42" style:family="text">
      <style:text-properties fo:font-weight="bold" style:font-weight-asian="bold"/>
    </style:style>
    <style:style style:name="T43" style:family="text">
      <style:text-properties fo:font-weight="bold" style:font-weight-asian="bold"/>
    </style:style>
    <style:style style:name="T44" style:family="text">
      <style:text-properties/>
    </style:style>
    <style:style style:name="T45" style:family="text">
      <style:text-properties/>
    </style:style>
    <style:style style:name="T46" style:family="text">
      <style:text-properties fo:font-weight="bold" style:font-weight-asian="bold"/>
    </style:style>
    <style:style style:name="T47" style:family="text">
      <style:text-properties fo:font-weight="bold" style:font-weight-asian="bold"/>
    </style:style>
    <style:style style:name="T48" style:family="text">
      <style:text-properties/>
    </style:style>
    <style:style style:name="T49" style:family="text">
      <style:text-properties/>
    </style:style>
    <style:style style:name="T50" style:family="text">
      <style:text-properties/>
    </style:style>
    <style:style style:name="T51" style:family="text">
      <style:text-properties fo:font-weight="bold" style:font-weight-asian="bold"/>
    </style:style>
    <style:style style:name="T52" style:family="text">
      <style:text-properties fo:font-weight="bold" style:font-weight-asian="bold"/>
    </style:style>
    <style:style style:name="T53" style:family="text">
      <style:text-properties/>
    </style:style>
    <style:style style:name="T54" style:family="text">
      <style:text-properties fo:font-weight="bold" style:font-weight-asian="bold"/>
    </style:style>
    <style:style style:name="T55" style:family="text">
      <style:text-properties fo:font-weight="bold" style:font-weight-asian="bold"/>
    </style:style>
    <style:style style:name="T56" style:family="text">
      <style:text-properties/>
    </style:style>
    <style:style style:name="T57" style:family="text">
      <style:text-properties fo:font-weight="bold" style:font-weight-asian="bold"/>
    </style:style>
    <style:style style:name="T58" style:family="text">
      <style:text-properties fo:font-weight="bold" style:font-weight-asian="bold"/>
    </style:style>
    <style:style style:name="T59" style:family="text">
      <style:text-properties/>
    </style:style>
    <style:style style:name="T60" style:family="text">
      <style:text-properties fo:font-weight="bold" style:font-weight-asian="bold"/>
    </style:style>
    <style:style style:name="T61" style:family="text">
      <style:text-properties fo:font-weight="bold" style:font-weight-asian="bold"/>
    </style:style>
    <style:style style:name="T62" style:family="text">
      <style:text-properties/>
    </style:style>
    <style:style style:name="T63" style:family="text">
      <style:text-properties fo:font-weight="bold" style:font-weight-asian="bold"/>
    </style:style>
    <style:style style:name="T64" style:family="text">
      <style:text-properties fo:font-weight="bold" style:font-weight-asian="bold"/>
    </style:style>
    <style:style style:name="T65" style:family="text">
      <style:text-properties/>
    </style:style>
    <style:style style:name="T66" style:family="text">
      <style:text-properties/>
    </style:style>
    <style:style style:name="T67" style:family="text">
      <style:text-properties fo:font-weight="bold" style:font-weight-asian="bold"/>
    </style:style>
    <style:style style:name="T68" style:family="text">
      <style:text-properties fo:font-weight="bold" style:font-weight-asian="bold"/>
    </style:style>
    <style:style style:name="T69" style:family="text">
      <style:text-properties/>
    </style:style>
    <style:style style:name="T70" style:family="text">
      <style:text-properties fo:font-weight="bold" style:font-weight-asian="bold"/>
    </style:style>
    <style:style style:name="T71" style:family="text">
      <style:text-properties fo:font-weight="bold" style:font-weight-asian="bold"/>
    </style:style>
    <style:style style:name="T72" style:family="text">
      <style:text-properties/>
    </style:style>
    <style:style style:name="T73" style:family="text">
      <style:text-properties fo:font-weight="bold" style:font-weight-asian="bold"/>
    </style:style>
    <style:style style:name="T74" style:family="text">
      <style:text-properties fo:font-weight="bold" style:font-weight-asian="bold"/>
    </style:style>
    <style:style style:name="T75" style:family="text">
      <style:text-properties/>
    </style:style>
    <style:style style:name="T76" style:family="text">
      <style:text-properties fo:font-weight="bold" style:font-weight-asian="bold"/>
    </style:style>
    <style:style style:name="T77" style:family="text">
      <style:text-properties fo:font-weight="bold" style:font-weight-asian="bold"/>
    </style:style>
    <style:style style:name="T78" style:family="text">
      <style:text-properties/>
    </style:style>
    <style:style style:name="T79" style:family="text">
      <style:text-properties/>
    </style:style>
    <style:style style:name="T80" style:family="text">
      <style:text-properties fo:font-weight="bold" style:font-weight-asian="bold"/>
    </style:style>
    <style:style style:name="T81" style:family="text">
      <style:text-properties fo:font-weight="bold" style:font-weight-asian="bold"/>
    </style:style>
    <style:style style:name="T82" style:family="text">
      <style:text-properties/>
    </style:style>
    <style:style style:name="T83" style:family="text">
      <style:text-properties fo:font-weight="bold" style:font-weight-asian="bold"/>
    </style:style>
    <style:style style:name="T84" style:family="text">
      <style:text-properties fo:font-weight="bold" style:font-weight-asian="bold"/>
    </style:style>
    <style:style style:name="T85" style:family="text">
      <style:text-properties/>
    </style:style>
    <style:style style:name="T86" style:family="text">
      <style:text-properties fo:font-weight="bold" style:font-weight-asian="bold"/>
    </style:style>
    <style:style style:name="T87" style:family="text">
      <style:text-properties fo:font-weight="bold" style:font-weight-asian="bold"/>
    </style:style>
    <style:style style:name="T88" style:family="text">
      <style:text-properties/>
    </style:style>
    <style:style style:name="T89" style:family="text">
      <style:text-properties/>
    </style:style>
    <style:style style:name="T90" style:family="text">
      <style:text-properties fo:font-weight="bold" style:font-weight-asian="bold"/>
    </style:style>
    <style:style style:name="T91" style:family="text">
      <style:text-properties fo:font-weight="bold" style:font-weight-asian="bold"/>
    </style:style>
    <style:style style:name="T92" style:family="text">
      <style:text-properties/>
    </style:style>
    <style:style style:name="T93" style:family="text">
      <style:text-properties fo:font-weight="bold" style:font-weight-asian="bold"/>
    </style:style>
    <style:style style:name="T94" style:family="text">
      <style:text-properties fo:font-weight="bold" style:font-weight-asian="bold"/>
    </style:style>
    <style:style style:name="T95" style:family="text">
      <style:text-properties/>
    </style:style>
    <style:style style:name="T96" style:family="text">
      <style:text-properties/>
    </style:style>
    <style:style style:name="T97" style:family="text">
      <style:text-properties/>
    </style:style>
    <style:style style:name="T98" style:family="text">
      <style:text-properties/>
    </style:style>
    <style:style style:name="T99" style:family="text">
      <style:text-properties/>
    </style:style>
    <style:style style:name="T100" style:family="text">
      <style:text-properties/>
    </style:style>
    <style:style style:name="T101" style:family="text">
      <style:text-properties/>
    </style:style>
    <style:style style:name="T102" style:family="text">
      <style:text-properties/>
    </style:style>
    <style:style style:name="T103" style:family="text">
      <style:text-properties fo:font-weight="bold" style:font-weight-asian="bold"/>
    </style:style>
    <style:style style:name="T104" style:family="text">
      <style:text-properties fo:font-weight="bold" style:font-weight-asian="bold"/>
    </style:style>
    <style:style style:name="T105" style:family="text">
      <style:text-properties/>
    </style:style>
    <style:style style:name="T106" style:family="text">
      <style:text-properties/>
    </style:style>
    <style:style style:name="T107" style:family="text">
      <style:text-properties/>
    </style:style>
    <style:style style:name="T108" style:family="text">
      <style:text-properties fo:font-weight="bold" style:font-weight-asian="bold"/>
    </style:style>
    <style:style style:name="T109" style:family="text">
      <style:text-properties fo:font-weight="bold" style:font-weight-asian="bold"/>
    </style:style>
    <style:style style:name="T110" style:family="text">
      <style:text-properties/>
    </style:style>
    <style:style style:name="T111" style:family="text">
      <style:text-properties fo:font-weight="bold" style:font-weight-asian="bold"/>
    </style:style>
    <style:style style:name="T112" style:family="text">
      <style:text-properties fo:font-weight="bold" style:font-weight-asian="bold"/>
    </style:style>
    <style:style style:name="T113" style:family="text">
      <style:text-properties/>
    </style:style>
    <style:style style:name="T114" style:family="text">
      <style:text-properties/>
    </style:style>
    <style:style style:name="T115" style:family="text">
      <style:text-properties/>
    </style:style>
    <style:style style:name="T116" style:family="text">
      <style:text-properties fo:font-weight="bold" style:font-weight-asian="bold"/>
    </style:style>
    <style:style style:name="T117" style:family="text">
      <style:text-properties fo:font-weight="bold" style:font-weight-asian="bold"/>
    </style:style>
    <style:style style:name="T118" style:family="text">
      <style:text-properties/>
    </style:style>
    <style:style style:name="T119" style:family="text">
      <style:text-properties/>
    </style:style>
    <style:style style:name="T120" style:family="text">
      <style:text-properties/>
    </style:style>
    <style:style style:name="T121" style:family="text">
      <style:text-properties fo:font-weight="bold" style:font-weight-asian="bold"/>
    </style:style>
    <style:style style:name="T122" style:family="text">
      <style:text-properties fo:font-weight="bold" style:font-weight-asian="bold"/>
    </style:style>
    <style:style style:name="T123" style:family="text">
      <style:text-properties/>
    </style:style>
    <style:style style:name="T124" style:family="text">
      <style:text-properties fo:font-weight="bold" style:font-weight-asian="bold"/>
    </style:style>
    <style:style style:name="T125" style:family="text">
      <style:text-properties fo:font-weight="bold" style:font-weight-asian="bold"/>
    </style:style>
    <style:style style:name="T126" style:family="text">
      <style:text-properties/>
    </style:style>
    <style:style style:name="T127" style:family="text">
      <style:text-properties/>
    </style:style>
    <style:style style:name="T128" style:family="text">
      <style:text-properties/>
    </style:style>
    <style:style style:name="T129" style:family="text">
      <style:text-properties/>
    </style:style>
    <style:style style:name="T130" style:family="text">
      <style:text-properties/>
    </style:style>
    <style:style style:name="T131" style:family="text">
      <style:text-properties/>
    </style:style>
    <style:style style:name="T132" style:family="text">
      <style:text-properties/>
    </style:style>
    <style:style style:name="T133" style:family="text">
      <style:text-properties/>
    </style:style>
    <style:style style:name="T134" style:family="text">
      <style:text-properties/>
    </style:style>
    <style:style style:name="T135" style:family="text">
      <style:text-properties/>
    </style:style>
    <style:style style:name="T136" style:family="text">
      <style:text-properties/>
    </style:style>
    <style:style style:name="T137" style:family="text">
      <style:text-properties/>
    </style:style>
    <style:style style:name="T138" style:family="text">
      <style:text-properties/>
    </style:style>
    <style:style style:name="T139" style:family="text">
      <style:text-properties/>
    </style:style>
    <style:style style:name="T140" style:family="text">
      <style:text-properties/>
    </style:style>
    <style:style style:name="T141" style:family="text">
      <style:text-properties/>
    </style:style>
    <style:style style:name="T142" style:family="text">
      <style:text-properties/>
    </style:style>
    <style:style style:name="T143" style:family="text">
      <style:text-properties/>
    </style:style>
    <style:style style:name="T144" style:family="text">
      <style:text-properties/>
    </style:style>
    <style:style style:name="T145" style:family="text">
      <style:text-properties/>
    </style:style>
    <style:style style:name="T146" style:family="text">
      <style:text-properties/>
    </style:style>
    <style:style style:name="T147" style:family="text">
      <style:text-properties/>
    </style:style>
    <style:style style:name="T148" style:family="text">
      <style:text-properties/>
    </style:style>
    <style:style style:name="T149" style:family="text">
      <style:text-properties/>
    </style:style>
    <style:style style:name="T150" style:family="text">
      <style:text-properties/>
    </style:style>
    <style:style style:name="T151" style:family="text">
      <style:text-properties/>
    </style:style>
    <style:style style:name="T152" style:family="text">
      <style:text-properties/>
    </style:style>
    <style:style style:name="T153" style:family="text">
      <style:text-properties/>
    </style:style>
    <style:style style:name="T154" style:family="text">
      <style:text-properties/>
    </style:style>
    <style:style style:name="T155" style:family="text">
      <style:text-properties/>
    </style:style>
    <style:style style:name="T156" style:family="text">
      <style:text-properties/>
    </style:style>
    <style:style style:name="T157" style:family="text">
      <style:text-properties/>
    </style:style>
    <style:style style:name="T158" style:family="text">
      <style:text-properties fo:font-weight="bold" style:font-weight-asian="bold"/>
    </style:style>
    <style:style style:name="T159" style:family="text">
      <style:text-properties fo:font-weight="bold" style:font-weight-asian="bold"/>
    </style:style>
    <style:style style:name="T160" style:family="text">
      <style:text-properties/>
    </style:style>
    <style:style style:name="T161" style:family="text">
      <style:text-properties/>
    </style:style>
    <style:style style:name="T162" style:family="text">
      <style:text-properties/>
    </style:style>
    <style:style style:name="T163" style:family="text">
      <style:text-properties/>
    </style:style>
    <style:style style:name="T164" style:family="text">
      <style:text-properties/>
    </style:style>
    <style:style style:name="T165" style:family="text">
      <style:text-properties/>
    </style:style>
    <style:style style:name="T166" style:family="text">
      <style:text-properties/>
    </style:style>
    <style:style style:name="T167" style:family="text">
      <style:text-properties/>
    </style:style>
    <style:style style:name="T168" style:family="text">
      <style:text-properties/>
    </style:style>
    <style:style style:name="T169" style:family="text">
      <style:text-properties/>
    </style:style>
    <style:style style:name="T170" style:family="text">
      <style:text-properties/>
    </style:style>
    <style:style style:name="T171" style:family="text">
      <style:text-properties/>
    </style:style>
    <style:style style:name="T172" style:family="text">
      <style:text-properties/>
    </style:style>
    <style:style style:name="T173" style:family="text">
      <style:text-properties/>
    </style:style>
    <style:style style:name="T174" style:family="text">
      <style:text-properties/>
    </style:style>
    <style:style style:name="T175" style:family="text">
      <style:text-properties/>
    </style:style>
    <style:style style:name="T176" style:family="text">
      <style:text-properties/>
    </style:style>
    <style:style style:name="T177" style:family="text">
      <style:text-properties/>
    </style:style>
    <style:style style:name="T178" style:family="text">
      <style:text-properties/>
    </style:style>
    <style:style style:name="T179" style:family="text">
      <style:text-properties/>
    </style:style>
    <style:style style:name="T180" style:family="text">
      <style:text-properties/>
    </style:style>
    <style:style style:name="T181" style:family="text">
      <style:text-properties fo:font-weight="bold" style:font-weight-asian="bold"/>
    </style:style>
    <style:style style:name="T182" style:family="text">
      <style:text-properties fo:font-weight="bold" style:font-weight-asian="bold"/>
    </style:style>
    <style:style style:name="T183" style:family="text">
      <style:text-properties/>
    </style:style>
    <style:style style:name="T184" style:family="text">
      <style:text-properties/>
    </style:style>
    <style:style style:name="T185" style:family="text">
      <style:text-properties/>
    </style:style>
    <style:style style:name="T186" style:family="text">
      <style:text-properties fo:font-weight="bold" style:font-weight-asian="bold"/>
    </style:style>
    <style:style style:name="T187" style:family="text">
      <style:text-properties fo:font-weight="bold" style:font-weight-asian="bold"/>
    </style:style>
    <style:style style:name="T188" style:family="text">
      <style:text-properties/>
    </style:style>
    <style:style style:name="T189" style:family="text">
      <style:text-properties/>
    </style:style>
    <style:style style:name="T190" style:family="text">
      <style:text-properties fo:font-weight="bold" style:font-weight-asian="bold"/>
    </style:style>
    <style:style style:name="T191" style:family="text">
      <style:text-properties fo:font-weight="bold" style:font-weight-asian="bold"/>
    </style:style>
    <style:style style:name="T192" style:family="text">
      <style:text-properties/>
    </style:style>
    <style:style style:name="T193" style:family="text">
      <style:text-properties/>
    </style:style>
    <style:style style:name="T194" style:family="text">
      <style:text-properties/>
    </style:style>
    <style:style style:name="T195" style:family="text">
      <style:text-properties/>
    </style:style>
    <style:style style:name="T196" style:family="text">
      <style:text-properties/>
    </style:style>
    <style:style style:name="T197" style:family="text">
      <style:text-properties/>
    </style:style>
    <style:style style:name="T198" style:family="text">
      <style:text-properties/>
    </style:style>
    <style:style style:name="T199" style:family="text">
      <style:text-properties/>
    </style:style>
    <style:style style:name="T200" style:family="text">
      <style:text-properties/>
    </style:style>
    <style:style style:name="T201" style:family="text">
      <style:text-properties/>
    </style:style>
    <style:style style:name="T202" style:family="text">
      <style:text-properties/>
    </style:style>
    <style:style style:name="T203" style:family="text">
      <style:text-properties/>
    </style:style>
    <style:style style:name="T204" style:family="text">
      <style:text-properties/>
    </style:style>
    <style:style style:name="T205" style:family="text">
      <style:text-properties/>
    </style:style>
    <style:style style:name="T206" style:family="text">
      <style:text-properties/>
    </style:style>
    <style:style style:name="T207" style:family="text">
      <style:text-properties/>
    </style:style>
    <style:style style:name="T208" style:family="text">
      <style:text-properties/>
    </style:style>
    <style:style style:name="T209" style:family="text">
      <style:text-properties/>
    </style:style>
    <style:style style:name="T210" style:family="text">
      <style:text-properties/>
    </style:style>
    <style:style style:name="T211" style:family="text">
      <style:text-properties/>
    </style:style>
    <style:style style:name="T212" style:family="text">
      <style:text-properties/>
    </style:style>
    <style:style style:name="T213" style:family="text">
      <style:text-properties/>
    </style:style>
    <style:style style:name="T214" style:family="text">
      <style:text-properties/>
    </style:style>
    <style:style style:name="T215" style:family="text">
      <style:text-properties/>
    </style:style>
    <style:style style:name="T216" style:family="text">
      <style:text-properties/>
    </style:style>
    <style:style style:name="T217" style:family="text">
      <style:text-properties/>
    </style:style>
    <style:style style:name="T218" style:family="text">
      <style:text-properties/>
    </style:style>
    <style:style style:name="T219" style:family="text">
      <style:text-properties/>
    </style:style>
    <style:style style:name="T220" style:family="text">
      <style:text-properties/>
    </style:style>
    <style:style style:name="T221" style:family="text">
      <style:text-properties/>
    </style:style>
    <style:style style:name="T222" style:family="text">
      <style:text-properties/>
    </style:style>
    <style:style style:name="T223" style:family="text">
      <style:text-properties/>
    </style:style>
    <style:style style:name="T224" style:family="text">
      <style:text-properties/>
    </style:style>
    <style:style style:name="T225" style:family="text">
      <style:text-properties/>
    </style:style>
    <style:style style:name="T226" style:family="text">
      <style:text-properties/>
    </style:style>
    <style:style style:name="T227" style:family="text">
      <style:text-properties/>
    </style:style>
    <style:style style:name="T228" style:family="text">
      <style:text-properties/>
    </style:style>
    <style:style style:name="T229" style:family="text">
      <style:text-properties/>
    </style:style>
    <style:style style:name="T230" style:family="text">
      <style:text-properties/>
    </style:style>
    <style:style style:name="T231" style:family="text">
      <style:text-properties/>
    </style:style>
    <style:style style:name="T232" style:family="text">
      <style:text-properties/>
    </style:style>
    <style:style style:name="T233" style:family="text">
      <style:text-properties/>
    </style:style>
    <style:style style:name="T234" style:family="text">
      <style:text-properties/>
    </style:style>
    <style:style style:name="T235" style:family="text">
      <style:text-properties/>
    </style:style>
    <style:style style:name="T236" style:family="text">
      <style:text-properties/>
    </style:style>
    <style:style style:name="T237" style:family="text">
      <style:text-properties fo:font-weight="bold" style:font-weight-asian="bold"/>
    </style:style>
    <style:style style:name="T238" style:family="text">
      <style:text-properties fo:font-weight="bold" style:font-weight-asian="bold"/>
    </style:style>
    <style:style style:name="T239" style:family="text">
      <style:text-properties/>
    </style:style>
    <style:style style:name="T240" style:family="text">
      <style:text-properties/>
    </style:style>
    <style:style style:name="T241" style:family="text">
      <style:text-properties/>
    </style:style>
    <style:style style:name="T242" style:family="text">
      <style:text-properties/>
    </style:style>
    <style:style style:name="T243" style:family="text">
      <style:text-properties/>
    </style:style>
    <style:style style:name="T244" style:family="text">
      <style:text-properties/>
    </style:style>
    <style:style style:name="T245" style:family="text">
      <style:text-properties/>
    </style:style>
    <style:style style:name="T246" style:family="text">
      <style:text-properties/>
    </style:style>
    <style:style style:name="T247" style:family="text">
      <style:text-properties/>
    </style:style>
    <style:style style:name="T248" style:family="text">
      <style:text-properties/>
    </style:style>
    <style:style style:name="T249" style:family="text">
      <style:text-properties/>
    </style:style>
    <style:style style:name="T250" style:family="text">
      <style:text-properties/>
    </style:style>
    <style:style style:name="T251" style:family="text">
      <style:text-properties/>
    </style:style>
    <style:style style:name="T252" style:family="text">
      <style:text-properties fo:font-weight="bold" style:font-weight-asian="bold"/>
    </style:style>
    <style:style style:name="T253" style:family="text">
      <style:text-properties fo:font-weight="bold" style:font-weight-asian="bold"/>
    </style:style>
    <style:style style:name="T254" style:family="text">
      <style:text-properties/>
    </style:style>
    <style:style style:name="T255" style:family="text">
      <style:text-properties fo:font-weight="bold" style:font-weight-asian="bold"/>
    </style:style>
    <style:style style:name="T256" style:family="text">
      <style:text-properties fo:font-weight="bold" style:font-weight-asian="bold"/>
    </style:style>
    <style:style style:name="T257" style:family="text">
      <style:text-properties/>
    </style:style>
    <style:style style:name="T258" style:family="text">
      <style:text-properties fo:font-weight="bold" style:font-weight-asian="bold"/>
    </style:style>
    <style:style style:name="T259" style:family="text">
      <style:text-properties fo:font-weight="bold" style:font-weight-asian="bold"/>
    </style:style>
    <style:style style:name="T260" style:family="text">
      <style:text-properties/>
    </style:style>
    <style:style style:name="T261" style:family="text">
      <style:text-properties fo:font-weight="bold" style:font-weight-asian="bold"/>
    </style:style>
    <style:style style:name="T262" style:family="text">
      <style:text-properties fo:font-weight="bold" style:font-weight-asian="bold"/>
    </style:style>
    <style:style style:name="T263" style:family="text">
      <style:text-properties/>
    </style:style>
    <style:style style:name="T264" style:family="text">
      <style:text-properties/>
    </style:style>
    <style:style style:name="T265" style:family="text">
      <style:text-properties fo:font-weight="bold" style:font-weight-asian="bold"/>
    </style:style>
    <style:style style:name="T266" style:family="text">
      <style:text-properties fo:font-weight="bold" style:font-weight-asian="bold"/>
    </style:style>
    <style:style style:name="T267" style:family="text">
      <style:text-properties/>
    </style:style>
    <style:style style:name="T268" style:family="text">
      <style:text-properties/>
    </style:style>
    <style:style style:name="T269" style:family="text">
      <style:text-properties/>
    </style:style>
    <style:style style:name="T270" style:family="text">
      <style:text-properties/>
    </style:style>
    <style:style style:name="T271" style:family="text">
      <style:text-properties/>
    </style:style>
    <style:style style:name="T272" style:family="text">
      <style:text-properties/>
    </style:style>
    <style:style style:name="T273" style:family="text">
      <style:text-properties/>
    </style:style>
    <style:style style:name="T274" style:family="text">
      <style:text-properties/>
    </style:style>
    <style:style style:name="T275" style:family="text">
      <style:text-properties/>
    </style:style>
    <style:style style:name="T276" style:family="text">
      <style:text-properties/>
    </style:style>
    <style:style style:name="T277" style:family="text">
      <style:text-properties fo:font-weight="bold" style:font-weight-asian="bold"/>
    </style:style>
    <style:style style:name="T278" style:family="text">
      <style:text-properties fo:font-weight="bold" style:font-weight-asian="bold"/>
    </style:style>
    <style:style style:name="T279" style:family="text">
      <style:text-properties/>
    </style:style>
    <style:style style:name="T280" style:family="text">
      <style:text-properties/>
    </style:style>
    <style:style style:name="T281" style:family="text">
      <style:text-properties/>
    </style:style>
    <style:style style:name="T282" style:family="text">
      <style:text-properties/>
    </style:style>
    <style:style style:name="T283" style:family="text">
      <style:text-properties/>
    </style:style>
    <style:style style:name="P1" style:family="paragraph" style:parent-style-name="Standard" style:master-page-name="Standard">
      <style:paragraph-properties style:page-number="auto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DESPACHO DO SERVIÇO DE PERÍCIAS MÉDICAS E SEGURANÇA DO TRABALHO EM: 25/07/2018 16:28</text:span></text:p>
        <text:p><text:span text:style-name="T2"/></text:p>
        <text:p><text:span text:style-name="T3">AGENCIA CPRH</text:span></text:p>
        <text:p><text:span text:style-name="T4">DEFIRO os pedidos de Licença Médica para Tratamento de Saúde - Inicial</text:span></text:p>
        <text:p><text:span text:style-name="T5">579 - DANIELLE XAVIER SERAPIAO, mat.0002796872 concedo 4 dias a partir de 24/01/2017</text:span></text:p>
        <text:p><text:span text:style-name="T6">AGENCIA CPRH</text:span></text:p>
        <text:p><text:span text:style-name="T7">DEFIRO os pedidos de Licença Médica para Tratamento de Saúde - Prorrogação</text:span></text:p>
        <text:p><text:span text:style-name="T8">762 - PAULO ROBERTO PESSOA BATISTA, mat.0002797666 concedo 35 dias a partir de 06/02/2017</text:span></text:p>
        <text:p><text:span text:style-name="T9">APAC - AGêNCIA PERNAMBUCANA DE ÁGUAS E CLIMA</text:span></text:p>
        <text:p><text:span text:style-name="T10">DEFIRO os pedidos de Licença de Acompanhamento Familiar - Prorrogação</text:span></text:p>
        <text:p><text:span text:style-name="T11">630 - JOSE MARCELO CORDEIRO POSSAS, mat.0000101613 concedo 15 dias a partir de 02/02/2017</text:span></text:p>
        <text:p><text:span text:style-name="T12">ATI</text:span></text:p>
        <text:p><text:span text:style-name="T13">DEFIRO os pedidos de Licença Maternidade</text:span></text:p>
        <text:p><text:span text:style-name="T14">539 - BRUNA VAN DER LINDEN BARBOSA, mat.0000003121 concedo 180 dias a partir de 20/02/2017</text:span></text:p>
        <text:p><text:span text:style-name="T15">DER-PE</text:span></text:p>
        <text:p><text:span text:style-name="T16">DEFIRO os pedidos de Licença Médica para Tratamento de Saúde - Prorrogação</text:span></text:p>
        <text:p><text:span text:style-name="T17">726 - COSMO ABILIO DA SILVA, mat.0000128929 concedo 120 dias a partir de 31/01/2017</text:span></text:p>
        <text:p><text:span text:style-name="T18">DETRAN</text:span></text:p>
        <text:p><text:span text:style-name="T19">DEFIRO os pedidos de Licença Médica para Tratamento de Saúde - Inicial</text:span></text:p>
        <text:p><text:span text:style-name="T20">614 - FABIO DE QUEIROZ ALVES, mat.0000031135 concedo 10 dias a partir de 24/01/2017</text:span></text:p>
        <text:p><text:span text:style-name="T21">609 - JAILSON DOS SANTOS ROSA, mat.0000040533 concedo 90 dias a partir de 27/01/2017</text:span></text:p>
        <text:p><text:span text:style-name="T22">681 - MARIA AVANY GOMES DE MELO, mat.0000033880 concedo 5 dias a partir de 27/01/2017</text:span></text:p>
        <text:p><text:span text:style-name="T23">FUNAFIN - SEC DE EDUCACAO</text:span></text:p>
        <text:p><text:span text:style-name="T24">DEFIRO os pedidos de Recurso Administrativo (Licença de Acompanhamento Familiar) - Inicial</text:span></text:p>
        <text:p><text:span text:style-name="T25">761 - CONCEICAO DE MARIA GOMES, mat.0001925890 concedo 10 dias a partir de </text:span></text:p>
        <text:p><text:span text:style-name="T26">FUNAFIN - SEC DE EDUCACAO</text:span></text:p>
        <text:p><text:span text:style-name="T27">DEFIRO os pedidos de Licença de Acompanhamento Familiar - Inicial</text:span></text:p>
        <text:p><text:span text:style-name="T28">761 - CONCEICAO DE MARIA GOMES, mat.0001925890 concedo 10 dias a partir de 01/02/2017</text:span></text:p>
        <text:p><text:span text:style-name="T29">FUNAFIN - SEC DE EDUCACAO</text:span></text:p>
        <text:p><text:span text:style-name="T30">DEFIRO os pedidos de Licença Médica para Tratamento de Saúde - Inicial</text:span></text:p>
        <text:p><text:span text:style-name="T31">719 - ANA VILMA DA SILVA BERTO, mat.0001405330 concedo 30 dias a partir de 31/01/2017</text:span></text:p>
        <text:p><text:span text:style-name="T32">631 - MARIA PIA MARQUES DE SOUZA, mat.0002395410 concedo 60 dias a partir de 01/02/2017</text:span></text:p>
        <text:p><text:span text:style-name="T33">729 - MARIA VERONICA BRANCO MONTANHA, mat.0001573756 concedo 40 dias a partir de 01/02/2017</text:span></text:p>
        <text:p><text:span text:style-name="T34">582 - POLICARPO MELO PINHO, mat.0001053353 concedo 90 dias a partir de 01/02/2017</text:span></text:p>
        <text:p><text:span text:style-name="T35">FUNAFIN - SEC DE EDUCACAO</text:span></text:p>
        <text:p><text:span text:style-name="T36">DEFIRO os pedidos de Licença Médica para Tratamento de Saúde - Prorrogação</text:span></text:p>
        <text:p><text:span text:style-name="T37">740 - TEREZA HELENA DE LIMA FONSECA, mat.0001351141 concedo 180 dias a partir de 27/02/2017</text:span></text:p>
        <text:p><text:span text:style-name="T38">FUNAFIN - SEC DE SAUDE</text:span></text:p>
        <text:p><text:span text:style-name="T39">DEFIRO os pedidos de Licença Médica para Tratamento de Saúde - Inicial</text:span></text:p>
        <text:p><text:span text:style-name="T40">691 - MARIA IVANILDA DE LUCENA PINTO, mat.0001433369 concedo 45 dias a partir de 07/07/2016</text:span></text:p>
        <text:p><text:span text:style-name="T41">542 - MIRNA WALESKA VASCONCELOS DE MILLA, mat.0001920022 concedo 4 dias a partir de 25/01/2017</text:span></text:p>
        <text:p><text:span text:style-name="T42">FUNAFIN - SEC DE SAUDE</text:span></text:p>
        <text:p><text:span text:style-name="T43">DEFIRO os pedidos de Licença Médica para Tratamento de Saúde - Prorrogação</text:span></text:p>
        <text:p><text:span text:style-name="T44">608 - MIRNA WALESKA VASCONCELOS DE MILLA, mat.0001920022 concedo 10 dias a partir de 31/01/2017</text:span></text:p>
        <text:p><text:span text:style-name="T45">696 - SEVERINA BEZERRA DA COSTA, mat.0002329670 concedo 90 dias a partir de 06/01/2017</text:span></text:p>
        <text:p><text:span text:style-name="T46">FUNASE</text:span></text:p>
        <text:p><text:span text:style-name="T47">DEFIRO os pedidos de Licença Médica para Tratamento de Saúde - Inicial</text:span></text:p>
        <text:p><text:span text:style-name="T48">682 - GLAUCIENE FARIAS ROCHA, mat.0000030155 concedo 30 dias a partir de 18/01/2017</text:span></text:p>
        <text:p><text:span text:style-name="T49">588 - JOSE CARLOS DA COSTA, mat.0000018252 concedo 60 dias a partir de 11/01/2017</text:span></text:p>
        <text:p><text:span text:style-name="T50">599 - REGINALDA MARIA DA SILVA VIEIRA, mat.0000016349 concedo 60 dias a partir de 18/01/2017</text:span></text:p>
        <text:p><text:span text:style-name="T51">FUNASE</text:span></text:p>
        <text:p><text:span text:style-name="T52">DEFIRO os pedidos de Licença Médica para Tratamento de Saúde - Prorrogação</text:span></text:p>
        <text:p><text:span text:style-name="T53">543 - ALINE MARIA FREIRE DA ROCHA ALMEIDA, mat.0000031135 concedo 90 dias a partir de 01/02/2017</text:span></text:p>
        <text:p><text:span text:style-name="T54">HEMOPE</text:span></text:p>
        <text:p><text:span text:style-name="T55">DEFIRO os pedidos de Licença Médica para Tratamento de Saúde - Inicial</text:span></text:p>
        <text:p><text:span text:style-name="T56">723 - ANGELA MARIA SANTANA CAVALCANTI DE FREITAS, mat.0000064521 concedo 15 dias a partir de 17/01/2017</text:span></text:p>
        <text:p><text:span text:style-name="T57">HEMOPE</text:span></text:p>
        <text:p><text:span text:style-name="T58">DEFIRO os pedidos de Licença Médica para Tratamento de Saúde - Prorrogação</text:span></text:p>
        <text:p><text:span text:style-name="T59">623 - RAQUEL SIMOES AZEVEDO E SILVA, mat.0000008389 concedo 10 dias a partir de 01/02/2017</text:span></text:p>
        <text:p><text:span text:style-name="T60">INSTITUTO DE RECURSOS HUMANOS</text:span></text:p>
        <text:p><text:span text:style-name="T61">DEFIRO os pedidos de Licença Médica para Tratamento de Saúde - Inicial</text:span></text:p>
        <text:p><text:span text:style-name="T62">760 - MARTA LUCIA MARQUES TORRES, mat.0000204765 concedo 32 dias a partir de 18/01/2017</text:span></text:p>
        <text:p><text:span text:style-name="T63">MINISTERIO PUBLICO - PJES</text:span></text:p>
        <text:p><text:span text:style-name="T64">DEFIRO os pedidos de Licença Médica para Tratamento de Saúde - Inicial</text:span></text:p>
        <text:p><text:span text:style-name="T65">581 - BRUNO CESAR BARROS BASTOS, mat.1896792 concedo 8 dias a partir de 24/01/2017</text:span></text:p>
        <text:p><text:span text:style-name="T66">745 - CRISDAIANNE PALITOT DE QUEIROZ FIGUEIREDO, mat.1897250 concedo 30 dias a partir de 25/01/2017</text:span></text:p>
        <text:p><text:span text:style-name="T67">MINISTERIO PUBLICO - PJES</text:span></text:p>
        <text:p><text:span text:style-name="T68">DEFIRO os pedidos de Licença Médica para Tratamento de Saúde - Prorrogação</text:span></text:p>
        <text:p><text:span text:style-name="T69">733 - IVAN DOS SANTOS TELLES, mat.1879880 concedo 120 dias a partir de 06/02/2017</text:span></text:p>
        <text:p><text:span text:style-name="T70">SEC DA CONTROLAD GER DO ESTADO</text:span></text:p>
        <text:p><text:span text:style-name="T71">DEFIRO os pedidos de Licença Maternidade</text:span></text:p>
        <text:p><text:span text:style-name="T72">590 - MARTA CAROLINA DE SOUZA GOMES SANTIAGO, mat.0002997940 concedo 180 dias a partir de 23/01/2017</text:span></text:p>
        <text:p><text:span text:style-name="T73">SEC DA FAZENDA</text:span></text:p>
        <text:p><text:span text:style-name="T74">DEFIRO os pedidos de Licença de Acompanhamento Familiar - Inicial</text:span></text:p>
        <text:p><text:span text:style-name="T75">683 - ARTHEMIS CORREIA DE ANDRADE FERNANDES, mat.0001719777 concedo 40 dias a partir de 25/01/2017</text:span></text:p>
        <text:p><text:span text:style-name="T76">SEC DA FAZENDA</text:span></text:p>
        <text:p><text:span text:style-name="T77">DEFIRO os pedidos de Licença Médica para Tratamento de Saúde - Inicial</text:span></text:p>
        <text:p><text:span text:style-name="T78">611 - MARIA ANTONINA FERREIRA, mat.0001878883 concedo 30 dias a partir de 19/01/2017</text:span></text:p>
        <text:p><text:span text:style-name="T79">656 - MARIA DO SOCORRO DE MELO, mat.0001205200 concedo 30 dias a partir de 01/02/2017</text:span></text:p>
        <text:p><text:span text:style-name="T80">SEC DA FAZENDA</text:span></text:p>
        <text:p><text:span text:style-name="T81">DEFIRO os pedidos de Licença Médica para Tratamento de Saúde - Prorrogação</text:span></text:p>
        <text:p><text:span text:style-name="T82">671 - MARCOS ANTONIO GAMBOA DA SILVA, mat.0001872486 concedo 30 dias a partir de 30/01/2017</text:span></text:p>
        <text:p><text:span text:style-name="T83">SEC DE ADMINISTRACAO</text:span></text:p>
        <text:p><text:span text:style-name="T84">DEFIRO os pedidos de Licença Médica para Tratamento de Saúde - Inicial</text:span></text:p>
        <text:p><text:span text:style-name="T85">584 - SEVERINA MARIA BARBOSA DA SILVA, mat.0001306693 concedo 30 dias a partir de 12/01/2017</text:span></text:p>
        <text:p><text:span text:style-name="T86">SEC DE AGRICULT E REF AGRARIA</text:span></text:p>
        <text:p><text:span text:style-name="T87">DEFIRO os pedidos de Licença Médica para Tratamento de Saúde - Inicial</text:span></text:p>
        <text:p><text:span text:style-name="T88">550 - GENIVALDO PEREIRA LEITE, mat.0001240960 concedo 120 dias a partir de 17/02/2017</text:span></text:p>
        <text:p><text:span text:style-name="T89">607 - NUBIA CRISTINA SANTOS DE CARVALHO, mat.0003355683 concedo 30 dias a partir de 25/01/2017</text:span></text:p>
        <text:p><text:span text:style-name="T90">SEC DE DEFESA SOCIAL</text:span></text:p>
        <text:p><text:span text:style-name="T91">DEFIRO os pedidos de Licença Maternidade</text:span></text:p>
        <text:p><text:span text:style-name="T92">684 - SORAIA RIBAS ZARZAR, mat.0003509320 concedo 180 dias a partir de 26/01/2017</text:span></text:p>
        <text:p><text:span text:style-name="T93">SEC DE DEFESA SOCIAL</text:span></text:p>
        <text:p><text:span text:style-name="T94">DEFIRO os pedidos de Licença Médica para Tratamento de Saúde - Inicial</text:span></text:p>
        <text:p><text:span text:style-name="T95">616 - ANA PAULA DE VASCONCELOS, mat.0002212129 concedo 5 dias a partir de 23/01/2017</text:span></text:p>
        <text:p><text:span text:style-name="T96">564 - ANDRE GUSTAVO DE SIQUEIRA BARBOSA, mat.0003506533 concedo 7 dias a partir de 30/01/2017</text:span></text:p>
        <text:p><text:span text:style-name="T97">568 - ARISNATE MARIA DA SILVA, mat.0001473239 concedo 30 dias a partir de 16/01/2017</text:span></text:p>
        <text:p><text:span text:style-name="T98">544 - EDSON VILELA DE ALMEIDA, mat.0002727390 concedo 5 dias a partir de 23/01/2017</text:span></text:p>
        <text:p><text:span text:style-name="T99">642 - MARLI LOURO DO NASCIMENTO, mat.0001523740 concedo 4 dias a partir de 31/01/2017</text:span></text:p>
        <text:p><text:span text:style-name="T100">667 - RENNATA ALENCAR VIEIRA COUTO, mat.0003203549 concedo 15 dias a partir de 24/01/2017</text:span></text:p>
        <text:p><text:span text:style-name="T101">536 - RICARDO LEITE MACEDO, mat.0003202690 concedo 13 dias a partir de 21/12/2016</text:span></text:p>
        <text:p><text:span text:style-name="T102">633 - SERGIO ANDRE DE FRANCA RAMOS, mat.0002731924 concedo 20 dias a partir de 26/01/2017</text:span></text:p>
        <text:p><text:span text:style-name="T103">SEC DE DEFESA SOCIAL</text:span></text:p>
        <text:p><text:span text:style-name="T104">DEFIRO os pedidos de Licença Médica para Tratamento de Saúde - Prorrogação</text:span></text:p>
        <text:p><text:span text:style-name="T105">674 - IVAN ALVES DE AMORIM, mat.0001796399 concedo 60 dias a partir de 29/01/2017</text:span></text:p>
        <text:p><text:span text:style-name="T106">730 - LUIZ CARLOS SOARES DA SILVA, mat.0001113500 concedo 30 dias a partir de 01/02/2017</text:span></text:p>
        <text:p><text:span text:style-name="T107">576 - THANNER NEYER GOMES DE MORAIS, mat.0002725010 concedo 90 dias a partir de 22/01/2017</text:span></text:p>
        <text:p><text:span text:style-name="T108">SEC DE DESENVOLVIMENTO ECONOM</text:span></text:p>
        <text:p><text:span text:style-name="T109">DEFIRO os pedidos de Licença Médica para Tratamento de Saúde - Prorrogação</text:span></text:p>
        <text:p><text:span text:style-name="T110">551 - ROBSON FERNANDO DA SILVA, mat.0003618536 concedo 90 dias a partir de 31/01/2017</text:span></text:p>
        <text:p><text:span text:style-name="T111">SEC DE EDUCACAO</text:span></text:p>
        <text:p><text:span text:style-name="T112">DEFIRO os pedidos de Licença Maternidade</text:span></text:p>
        <text:p><text:span text:style-name="T113">741 - MARIA DJACI CAVALCANTI MELO, mat.0002533251 concedo 180 dias a partir de 16/01/2017</text:span></text:p>
        <text:p><text:span text:style-name="T114">574 - MONICA LINS MEDEIROS, mat.0002576775 concedo 180 dias a partir de 16/01/2017</text:span></text:p>
        <text:p><text:span text:style-name="T115">731 - VALERIA LIMA DA SILVA, mat.0002553511 concedo 180 dias a partir de 25/01/2017</text:span></text:p>
        <text:p><text:span text:style-name="T116">SEC DE EDUCACAO</text:span></text:p>
        <text:p><text:span text:style-name="T117">DEFIRO os pedidos de Licença Maternidade Aborto</text:span></text:p>
        <text:p><text:span text:style-name="T118">689 - KATIA CILENE DA SILVA PEREIRA, mat.0001903403 concedo 30 dias a partir de 05/12/2016</text:span></text:p>
        <text:p><text:span text:style-name="T119">721 - MARIA DE FATIMA TAVARES DE LIMA, mat.0001746138 concedo 30 dias a partir de 25/01/2017</text:span></text:p>
        <text:p><text:span text:style-name="T120">538 - RENATA DE LUCENA MEIRELES, mat.0003005771 concedo 30 dias a partir de 01/02/2017</text:span></text:p>
        <text:p><text:span text:style-name="T121">SEC DE EDUCACAO</text:span></text:p>
        <text:p><text:span text:style-name="T122">DEFIRO os pedidos de Recurso Administrativo (Licença Médica para Tratamento de Saúde) - Inicial</text:span></text:p>
        <text:p><text:span text:style-name="T123">735 - JOSELMA COELHO DA SILVEIRA, mat.0001903365 concedo 30 dias a partir de </text:span></text:p>
        <text:p><text:span text:style-name="T124">SEC DE EDUCACAO</text:span></text:p>
        <text:p><text:span text:style-name="T125">DEFIRO os pedidos de Licença Médica para Tratamento de Saúde - Inicial</text:span></text:p>
        <text:p><text:span text:style-name="T126">728 - ADEILDA SANDRA DE ANDRADE VASCONCELOS ARAUJO, mat.0002554313 concedo 8 dias a partir de 07/12/2016</text:span></text:p>
        <text:p><text:span text:style-name="T127">732 - ADRIANA CARLA DE AQUINO, mat.0001968173 concedo 40 dias a partir de 01/02/2017</text:span></text:p>
        <text:p><text:span text:style-name="T128">680 - ANDRE LUIS LYRA DE MORAES, mat.0002542196 concedo 60 dias a partir de 02/02/2017</text:span></text:p>
        <text:p><text:span text:style-name="T129">585 - ANDRE RICARDO OLIVEIRA DOS SANTOS, mat.0002427184 concedo 90 dias a partir de 01/02/2017</text:span></text:p>
        <text:p><text:span text:style-name="T130">697 - APARECIDA MARIA CAVALCANTI VILELA, mat.0001454390 concedo 60 dias a partir de 01/02/2017</text:span></text:p>
        <text:p><text:span text:style-name="T131">716 - CLEONICE RODRIGUES DE SALES, mat.0003505936 concedo 15 dias a partir de 01/02/2017</text:span></text:p>
        <text:p><text:span text:style-name="T132">737 - EBENEZER FARIAS DE QUEIROZ, mat.0001741080 concedo 60 dias a partir de 30/01/2017</text:span></text:p>
        <text:p><text:span text:style-name="T133">704 - EDINETE RODRIGUES DE ALENCAR, mat.0001406582 concedo 60 dias a partir de 26/01/2017</text:span></text:p>
        <text:p><text:span text:style-name="T134">535 - ENEIDA DE BARROS COIMBRA, mat.0001812386 concedo 60 dias a partir de 23/01/2017</text:span></text:p>
        <text:p><text:span text:style-name="T135">692 - GEANE NEVES BARBOSA, mat.0002455021 concedo 45 dias a partir de 12/01/2017</text:span></text:p>
        <text:p><text:span text:style-name="T136">580 - GEIZA MARIA DE ANDRADE SILVA, mat.0003014355 concedo 90 dias a partir de 16/01/2017</text:span></text:p>
        <text:p><text:span text:style-name="T137">571 - IOLANDA DE ARRUDA RITO, mat.0001273612 concedo 20 dias a partir de 25/01/2017</text:span></text:p>
        <text:p><text:span text:style-name="T138">624 - JERKIANE MACHADO OLIVEIRA, mat.0001890867 concedo 30 dias a partir de 01/02/2017</text:span></text:p>
        <text:p><text:span text:style-name="T139">735 - JOSELMA COELHO DA SILVEIRA, mat.0001903365 concedo 30 dias a partir de 26/02/2017</text:span></text:p>
        <text:p><text:span text:style-name="T140">690 - KATIA CILENE DA SILVA PEREIRA, mat.0001903403 concedo 15 dias a partir de 14/10/2016</text:span></text:p>
        <text:p><text:span text:style-name="T141">558 - KATIA MATIAS DE OLIVEIRA, mat.0001646613 concedo 30 dias a partir de 30/01/2017</text:span></text:p>
        <text:p><text:span text:style-name="T142">540 - LENILSON LINS DE MELLO, mat.0003039463 concedo 10 dias a partir de 22/01/2017</text:span></text:p>
        <text:p><text:span text:style-name="T143">606 - LUCIA HELENA GONDIM COSTA, mat.0001079026 concedo 90 dias a partir de 26/01/2017</text:span></text:p>
        <text:p><text:span text:style-name="T144">634 - LUCICLEIDE SOBRINHO COSTA DE ARAUJO, mat.0002554976 concedo 28 dias a partir de 23/11/2016</text:span></text:p>
        <text:p><text:span text:style-name="T145">654 - MARIA BERNADETE GOMES GUIMARAES, mat.0001676733 concedo 40 dias a partir de 01/02/2017</text:span></text:p>
        <text:p><text:span text:style-name="T146">670 - MARIA DA LUZ VICTOR DA SILVA, mat.0000999750 concedo 15 dias a partir de 24/01/2017</text:span></text:p>
        <text:p><text:span text:style-name="T147">764 - MARIA JOSE ALVES DE SOUZA, mat.0001598910 concedo 15 dias a partir de 31/01/2017</text:span></text:p>
        <text:p><text:span text:style-name="T148">747 - MARIA LUIZA DANIELETO FERRARI TABOSA, mat.0002434504 concedo 60 dias a partir de 01/02/2017</text:span></text:p>
        <text:p><text:span text:style-name="T149">626 - MARIA ROSALIA SALES E SOUZA, mat.0001743074 concedo 17 dias a partir de 01/03/2017</text:span></text:p>
        <text:p><text:span text:style-name="T150">567 - MARIA VALQUIRIA CARDOSO DE ALMEIDA ARAGAO NEVES, mat.0001117572 concedo 30 dias a partir de 24/01/2017</text:span></text:p>
        <text:p><text:span text:style-name="T151">546 - MARIZA LEDJANE ALVES DOS SANTOS, mat.0003019160 concedo 60 dias a partir de 28/12/2016</text:span></text:p>
        <text:p><text:span text:style-name="T152">757 - ROSALEDA LINS DE FRANCA GUIMARAES, mat.0001397796 concedo 180 dias a partir de 17/11/2016</text:span></text:p>
        <text:p><text:span text:style-name="T153">622 - ROSIVALDO SEVERINO DOS SANTOS, mat.0001894390 concedo 15 dias a partir de 01/02/2017</text:span></text:p>
        <text:p><text:span text:style-name="T154">600 - TEREZINHA MONICA SINICIO BELTRAO, mat.0001727940 concedo 15 dias a partir de 19/01/2017</text:span></text:p>
        <text:p><text:span text:style-name="T155">601 - TEREZINHA PEREIRA RODRIGUES, mat.0001614169 concedo 80 dias a partir de 19/01/2017</text:span></text:p>
        <text:p><text:span text:style-name="T156">707 - WALLACE CARNEIRO DE LIMA, mat.0001573276 concedo 180 dias a partir de 02/02/2017</text:span></text:p>
        <text:p><text:span text:style-name="T157">720 - ZENAIDE BRANDAO ESTEVAO DE SOUZA, mat.0001765264 concedo 30 dias a partir de 30/01/2017</text:span></text:p>
        <text:p><text:span text:style-name="T158">SEC DE EDUCACAO</text:span></text:p>
        <text:p><text:span text:style-name="T159">DEFIRO os pedidos de Licença Médica para Tratamento de Saúde - Prorrogação</text:span></text:p>
        <text:p><text:span text:style-name="T160">610 - ANA NERY DE SIQUEIRA FREIRE, mat.0001802070 concedo 120 dias a partir de 01/02/2017</text:span></text:p>
        <text:p><text:span text:style-name="T161">663 - ANDRE HENRIQUE BARBOZA DA SILVA, mat.0002709163 concedo 45 dias a partir de 01/02/2017</text:span></text:p>
        <text:p><text:span text:style-name="T162">583 - CARLOS PINHEIRO PAIVA, mat.0001222945 concedo 60 dias a partir de 23/01/2017</text:span></text:p>
        <text:p><text:span text:style-name="T163">702 - DACYMAR THOME DA ROCHA, mat.0002445689 concedo 30 dias a partir de 02/02/2017</text:span></text:p>
        <text:p><text:span text:style-name="T164">648 - EDGAR DE QUEIROZ MARQUES SOBRINHO, mat.0001455419 concedo 60 dias a partir de 03/02/2017</text:span></text:p>
        <text:p><text:span text:style-name="T165">717 - FABRICIA BARBOSA DE LIMA SALES, mat.0002626101 concedo 60 dias a partir de 23/01/2017</text:span></text:p>
        <text:p><text:span text:style-name="T166">727 - FERNANDO BARRADAS PEREGRINO, mat.0001214926 concedo 60 dias a partir de 02/02/2017</text:span></text:p>
        <text:p><text:span text:style-name="T167">743 - GISELLE ARAUJO DA CUNHA, mat.0002546698 concedo 30 dias a partir de 01/02/2017</text:span></text:p>
        <text:p><text:span text:style-name="T168">596 - JUDAS TADEU CORREIA LEITE, mat.0001742140 concedo 45 dias a partir de 05/01/2017</text:span></text:p>
        <text:p><text:span text:style-name="T169">722 - JULIO FELIPE CALADO SABINO, mat.0002552310 concedo 90 dias a partir de 01/02/2017</text:span></text:p>
        <text:p><text:span text:style-name="T170">709 - KATIA CILENE DA SILVA PEREIRA, mat.0001903403 concedo 30 dias a partir de 30/10/2016</text:span></text:p>
        <text:p><text:span text:style-name="T171">750 - LEIDE LOPES DE SOUZA, mat.0001839640 concedo 60 dias a partir de 01/02/2017</text:span></text:p>
        <text:p><text:span text:style-name="T172">699 - LENILSON LINS DE MELLO, mat.0003039463 concedo 60 dias a partir de 27/01/2017</text:span></text:p>
        <text:p><text:span text:style-name="T173">613 - MALBA SILVIA RODRIGUES SILVA, mat.0001612310 concedo 90 dias a partir de 02/02/2017</text:span></text:p>
        <text:p><text:span text:style-name="T174">615 - MARILIA BEZERRA DA SILVA, mat.0002680416 concedo 60 dias a partir de 01/02/2017</text:span></text:p>
        <text:p><text:span text:style-name="T175">618 - MARINALVA ALVES NOBREGA DA CRUZ, mat.0001542281 concedo 60 dias a partir de 01/02/2017</text:span></text:p>
        <text:p><text:span text:style-name="T176">619 - MARINEIDE TEIXEIRA NEVES, mat.0001682296 concedo 120 dias a partir de 01/02/2017</text:span></text:p>
        <text:p><text:span text:style-name="T177">554 - MARLY NASCIMENTO SILVA, mat.0001609785 concedo 30 dias a partir de 30/11/2016</text:span></text:p>
        <text:p><text:span text:style-name="T178">705 - RUBIA FERRO SILVA, mat.0001733885 concedo 30 dias a partir de 25/01/2017</text:span></text:p>
        <text:p><text:span text:style-name="T179">586 - TEREZINHA GONCALVES DA SILVA, mat.0001301616 concedo 90 dias a partir de 16/01/2017</text:span></text:p>
        <text:p><text:span text:style-name="T180">573 - VALERIA VANIA OLIVEIRA LIMA, mat.0002400979 concedo 60 dias a partir de 01/02/2017</text:span></text:p>
        <text:p><text:span text:style-name="T181">SEC DE SAUDE</text:span></text:p>
        <text:p><text:span text:style-name="T182">DEFIRO os pedidos de Licença Maternidade</text:span></text:p>
        <text:p><text:span text:style-name="T183">694 - AMANDA LUCENA DE ARAUJO, mat.0003707296 concedo 180 dias a partir de 27/01/2017</text:span></text:p>
        <text:p><text:span text:style-name="T184">556 - ANA CLAUDIA LUCAS BARBOSA DA SILVA, mat.0003765318 concedo 180 dias a partir de 16/01/2017</text:span></text:p>
        <text:p><text:span text:style-name="T185">712 - ANA KARENINA NOBRE FONSECA DE SOUZA, mat.0003542084 concedo 180 dias a partir de 24/01/2017</text:span></text:p>
        <text:p><text:span text:style-name="T186">SEC DE SAUDE</text:span></text:p>
        <text:p><text:span text:style-name="T187">DEFIRO os pedidos de Licença de Acompanhamento Familiar - Inicial</text:span></text:p>
        <text:p><text:span text:style-name="T188">686 - MARIA JULIA CORREIA DE ANDRADE FERNANDES, mat.0003555402 concedo 10 dias a partir de 25/01/2017</text:span></text:p>
        <text:p><text:span text:style-name="T189">725 - SILVANA CRISTINA VELOSO FARIAS DE SOUSA, mat.0002325918 concedo 30 dias a partir de 21/01/2017</text:span></text:p>
        <text:p><text:span text:style-name="T190">SEC DE SAUDE</text:span></text:p>
        <text:p><text:span text:style-name="T191">DEFIRO os pedidos de Licença Médica para Tratamento de Saúde - Inicial</text:span></text:p>
        <text:p><text:span text:style-name="T192">698 - ALINA EUCARIS DE VASCONCELOS, mat.0002586088 concedo 8 dias a partir de 01/02/2017</text:span></text:p>
        <text:p><text:span text:style-name="T193">575 - ALINE PRISCILA REGO DE CARVALHO, mat.0003692205 concedo 65 dias a partir de 26/01/2017</text:span></text:p>
        <text:p><text:span text:style-name="T194">561 - ANA CLAUDIA DE MELO SOUZA DANTAS, mat.0002567695 concedo 10 dias a partir de 09/01/2017</text:span></text:p>
        <text:p><text:span text:style-name="T195">666 - ANA ELISABETH BURLE DE MENEZES, mat.0002295431 concedo 30 dias a partir de 23/01/2017</text:span></text:p>
        <text:p><text:span text:style-name="T196">673 - ANDREA DE LIRA OLIVEIRA, mat.0001951297 concedo 15 dias a partir de 23/01/2017</text:span></text:p>
        <text:p><text:span text:style-name="T197">706 - ANTONIO EMANUEL ALVES VILELA, mat.0001930265 concedo 30 dias a partir de 20/01/2017</text:span></text:p>
        <text:p><text:span text:style-name="T198">746 - ARISELMA MARIA DE SOUZA FERREIRA FLORENCIO, mat.0002585316 concedo 60 dias a partir de 30/01/2017</text:span></text:p>
        <text:p><text:span text:style-name="T199">660 - ARLENE BELMIRO DA SILVA, mat.0002313286 concedo 30 dias a partir de 25/01/2017</text:span></text:p>
        <text:p><text:span text:style-name="T200">693 - CLAUDIA FABIANA LUCENA SPINDOLA, mat.0003718255 concedo 7 dias a partir de 27/12/2016</text:span></text:p>
        <text:p><text:span text:style-name="T201">708 - CLAUDIA FRANCISCA DE AMORIM, mat.0002281520 concedo 10 dias a partir de 25/01/2017</text:span></text:p>
        <text:p><text:span text:style-name="T202">578 - CYBELLE DA SILVA NERY, mat.0003694313 concedo 15 dias a partir de 23/01/2017</text:span></text:p>
        <text:p><text:span text:style-name="T203">657 - DIMAS JOSE DE CARVALHO, mat.0001432214 concedo 8 dias a partir de 26/01/2017</text:span></text:p>
        <text:p><text:span text:style-name="T204">597 - EDUARDO JOSE ALVES DE MENEZES, mat.0002241943 concedo 15 dias a partir de 26/01/2017</text:span></text:p>
        <text:p><text:span text:style-name="T205">559 - ELDEZITA MARIA SACRAMENTO DE SOUZA, mat.0002527839 concedo 5 dias a partir de 09/01/2017</text:span></text:p>
        <text:p><text:span text:style-name="T206">675 - ELDEZITA MARIA SACRAMENTO DE SOUZA, mat.0002527839 concedo 10 dias a partir de 26/01/2017</text:span></text:p>
        <text:p><text:span text:style-name="T207">710 - ELIANE PINTO DOS SANTOS, mat.0002241030 concedo 30 dias a partir de 23/01/2017</text:span></text:p>
        <text:p><text:span text:style-name="T208">552 - ELIZABETH SIMONE CORREIA MARANHAO, mat.0002346010 concedo 30 dias a partir de 26/01/2017</text:span></text:p>
        <text:p><text:span text:style-name="T209">553 - ELMA MARIA DA SILVA LIMA, mat.0002255693 concedo 90 dias a partir de 25/01/2017</text:span></text:p>
        <text:p><text:span text:style-name="T210">563 - FABIANA CRISTINA PIRES DOS SANTOS MIRANDA, mat.0003707890 concedo 3 dias a partir de 05/01/2017</text:span></text:p>
        <text:p><text:span text:style-name="T211">738 - FLORENCE AGUIAR DE FREITAS, mat.0001928279 concedo 60 dias a partir de 25/01/2017</text:span></text:p>
        <text:p><text:span text:style-name="T212">604 - GENIVALDO ARAUJO DA SILVA, mat.0002275740 concedo 30 dias a partir de 30/01/2017</text:span></text:p>
        <text:p><text:span text:style-name="T213">672 - GISELLE ESPINDOLA DE ANDRADE, mat.0003369587 concedo 22 dias a partir de 01/02/2017</text:span></text:p>
        <text:p><text:span text:style-name="T214">562 - JOAO BRAZ ALVES DE OLIVEIRA, mat.0002549808 concedo 111 dias a partir de 07/01/2017</text:span></text:p>
        <text:p><text:span text:style-name="T215">748 - JOSELIA DA SILVA BANDEIRA, mat.0001473921 concedo 5 dias a partir de 25/01/2017</text:span></text:p>
        <text:p><text:span text:style-name="T216">765 - LINDINALVA BARBOSA DE FONTES, mat.0002250446 concedo 3 dias a partir de 24/01/2017</text:span></text:p>
        <text:p><text:span text:style-name="T217">700 - LUZENIR FERREIRA DA CRUZ, mat.0002250101 concedo 15 dias a partir de 01/02/2017</text:span></text:p>
        <text:p><text:span text:style-name="T218">688 - MARCILEIDE CARVALHO RODRIGUES, mat.0002348322 concedo 45 dias a partir de 16/01/2017</text:span></text:p>
        <text:p><text:span text:style-name="T219">537 - MARIA APARECIDA ALVES PEREIRA, mat.0002323567 concedo 60 dias a partir de 02/01/2017</text:span></text:p>
        <text:p><text:span text:style-name="T220">517 - MARIA APARECIDA DE SOUZA, mat.0002123525 concedo 15 dias a partir de 24/01/2017</text:span></text:p>
        <text:p><text:span text:style-name="T221">685 - MARIA DAS DORES GALINDO, mat.0001952013 concedo 5 dias a partir de 29/12/2016</text:span></text:p>
        <text:p><text:span text:style-name="T222">744 - MARIA DAS GRACAS CRUZ, mat.0002351579 concedo 90 dias a partir de 01/02/2017</text:span></text:p>
        <text:p><text:span text:style-name="T223">572 - MARIA DO SOCORRO LEITE DA SILVA, mat.0002276364 concedo 60 dias a partir de 24/01/2017</text:span></text:p>
        <text:p><text:span text:style-name="T224">629 - MARIA INACIA DA SILVA SANTANA, mat.0000749451 concedo 12 dias a partir de 02/02/2017</text:span></text:p>
        <text:p><text:span text:style-name="T225">570 - MARIA JOSE DA SILVA, mat.0002346150 concedo 30 dias a partir de 20/01/2017</text:span></text:p>
        <text:p><text:span text:style-name="T226">545 - MARIA LUCIA BARBOSA CABRAL, mat.0002253895 concedo 7 dias a partir de 26/01/2017</text:span></text:p>
        <text:p><text:span text:style-name="T227">565 - MARIA SINEIDE PINA DE OLIVEIRA SA, mat.0002091445 concedo 7 dias a partir de 10/01/2017</text:span></text:p>
        <text:p><text:span text:style-name="T228">643 - MARIA SUENIA CAVALCANTI PORTO DINIZ, mat.0003711005 concedo 30 dias a partir de 22/01/2017</text:span></text:p>
        <text:p><text:span text:style-name="T229">555 - MARTA NUNES LIRA, mat.0003706044 concedo 45 dias a partir de 23/01/2017</text:span></text:p>
        <text:p><text:span text:style-name="T230">669 - MICHELYNE DE CARVALHO CORREIA MOREIRA, mat.0003543960 concedo 8 dias a partir de 17/12/2016</text:span></text:p>
        <text:p><text:span text:style-name="T231">594 - NILZELINA DE OLIVEIRA, mat.0002253747 concedo 5 dias a partir de 27/01/2017</text:span></text:p>
        <text:p><text:span text:style-name="T232">603 - RAQUEL BEZERRA DOS SANTOS, mat.0002567504 concedo 25 dias a partir de 11/01/2017</text:span></text:p>
        <text:p><text:span text:style-name="T233">627 - REGINA LOURDES DE SOUZA NASCIMENTO, mat.0002336022 concedo 30 dias a partir de 03/01/2017</text:span></text:p>
        <text:p><text:span text:style-name="T234">625 - SAMUEL MELO DE ALENCAR, mat.0002096234 concedo 15 dias a partir de 30/01/2017</text:span></text:p>
        <text:p><text:span text:style-name="T235">711 - VALDERIZA MORAIS DA SILVA, mat.0003687228 concedo 60 dias a partir de 28/01/2017</text:span></text:p>
        <text:p><text:span text:style-name="T236">665 - WAGNO VICTOR MENEZES DOS SANTOS, mat.0002269376 concedo 34 dias a partir de 28/12/2016</text:span></text:p>
        <text:p><text:span text:style-name="T237">SEC DE SAUDE</text:span></text:p>
        <text:p><text:span text:style-name="T238">DEFIRO os pedidos de Licença Médica para Tratamento de Saúde - Prorrogação</text:span></text:p>
        <text:p><text:span text:style-name="T239">742 - ADAUTO DE SOUZA COSTA, mat.0002259605 concedo 30 dias a partir de 01/02/2017</text:span></text:p>
        <text:p><text:span text:style-name="T240">557 - BRAULINO FORTUNATO DA SILVA, mat.0002457113 concedo 120 dias a partir de 23/01/2017</text:span></text:p>
        <text:p><text:span text:style-name="T241">649 - CLAUDOMIRO LIRA DOS SANTOS, mat.0002448254 concedo 30 dias a partir de 07/01/2017</text:span></text:p>
        <text:p><text:span text:style-name="T242">560 - EDINA LUCIA BANDEIRA DE OLIVEIRA, mat.0002291657 concedo 90 dias a partir de 23/12/2016</text:span></text:p>
        <text:p><text:span text:style-name="T243">549 - EDINALVA PEREIRA ROCHA DE ARRUDA, mat.0002127466 concedo 45 dias a partir de 15/01/2017</text:span></text:p>
        <text:p><text:span text:style-name="T244">612 - ELIZABETH REGINA CAVALCANTI DE MELO, mat.0001200267 concedo 90 dias a partir de 31/01/2017</text:span></text:p>
        <text:p><text:span text:style-name="T245">541 - ERINHA SIQUEIRA VITAL, mat.0002309998 concedo 30 dias a partir de 02/01/2017</text:span></text:p>
        <text:p><text:span text:style-name="T246">621 - INAIRAM PATRICIA SILVA DA COSTA, mat.0002269996 concedo 30 dias a partir de 24/01/2017</text:span></text:p>
        <text:p><text:span text:style-name="T247">605 - JANI MARIA GOMES DE ALBUQUERQUE, mat.0002348330 concedo 30 dias a partir de 02/02/2017</text:span></text:p>
        <text:p><text:span text:style-name="T248">589 - KENIA SILVA BORGES DA FONSECA, mat.0003692540 concedo 30 dias a partir de 30/01/2017</text:span></text:p>
        <text:p><text:span text:style-name="T249">644 - MARIA NIVANIS DOS SANTOS RODRIGUES, mat.0001951998 concedo 45 dias a partir de 13/12/2016</text:span></text:p>
        <text:p><text:span text:style-name="T250">655 - SANDRA MARIA DA SILVA, mat.0002540894 concedo 180 dias a partir de 27/01/2017</text:span></text:p>
        <text:p><text:span text:style-name="T251">701 - VOLIA DE MOURA BARBOSA FARIAS, mat.0002453827 concedo 30 dias a partir de 03/02/2017</text:span></text:p>
        <text:p><text:span text:style-name="T252">SEC MEIO AMBIENTE E SUSTENTAB</text:span></text:p>
        <text:p><text:span text:style-name="T253">DEFIRO os pedidos de Licença Médica para Tratamento de Saúde - Inicial</text:span></text:p>
        <text:p><text:span text:style-name="T254">703 - ROBERVAL DA SILVA OLIVEIRA, mat.0003631230 concedo 25 dias a partir de 30/01/2017</text:span></text:p>
        <text:p><text:span text:style-name="T255">TRIBUNAL DE CONTAS - PJES</text:span></text:p>
        <text:p><text:span text:style-name="T256">DEFIRO os pedidos de Recurso Administrativo (Licença Médica para Tratamento de Saúde) - Prorrogação</text:span></text:p>
        <text:p><text:span text:style-name="T257">593 - MARCELO JOSE SILVA MONTEIRO, mat.0759 concedo 30 dias a partir de </text:span></text:p>
        <text:p><text:span text:style-name="T258">TRIBUNAL DE CONTAS - PJES</text:span></text:p>
        <text:p><text:span text:style-name="T259">DEFIRO os pedidos de Licença Médica para Tratamento de Saúde - Prorrogação</text:span></text:p>
        <text:p><text:span text:style-name="T260">593 - MARCELO JOSE SILVA MONTEIRO, mat.0759 concedo 30 dias a partir de 04/01/2017</text:span></text:p>
        <text:p><text:span text:style-name="T261">UPE UNIVERSIDADE DE PERNAMBUCO</text:span></text:p>
        <text:p><text:span text:style-name="T262">DEFIRO os pedidos de Licença Maternidade</text:span></text:p>
        <text:p><text:span text:style-name="T263">566 - LEUDESNAURA BEZERRA CRUZ FREIRE, mat.0000132730 concedo 180 dias a partir de 30/12/2016</text:span></text:p>
        <text:p><text:span text:style-name="T264">587 - LUCIVANIA DOS SANTOS PIMENTEL, mat.0000138568 concedo 180 dias a partir de 21/01/2017</text:span></text:p>
        <text:p><text:span text:style-name="T265">UPE UNIVERSIDADE DE PERNAMBUCO</text:span></text:p>
        <text:p><text:span text:style-name="T266">DEFIRO os pedidos de Licença Médica para Tratamento de Saúde - Inicial</text:span></text:p>
        <text:p><text:span text:style-name="T267">595 - AMANDA PAVAO MEIRELES DE CASTRO, mat.0000092843 concedo 10 dias a partir de 24/01/2017</text:span></text:p>
        <text:p><text:span text:style-name="T268">602 - ANALDEIR PAIVA DE ARAUJO, mat.0000052760 concedo 90 dias a partir de 10/01/2017</text:span></text:p>
        <text:p><text:span text:style-name="T269">617 - ELIZAMA ALVES DA SILVA EPAMINONDAS, mat.0000083895 concedo 7 dias a partir de 29/01/2017</text:span></text:p>
        <text:p><text:span text:style-name="T270">547 - ERIKA FERNANDA CABRAL DE SOUZA, mat.0000079340 concedo 4 dias a partir de 30/01/2017</text:span></text:p>
        <text:p><text:span text:style-name="T271">734 - LUCICLEIDE DE SANTANA COSTA, mat.0000058343 concedo 30 dias a partir de 31/01/2017</text:span></text:p>
        <text:p><text:span text:style-name="T272">598 - MARIA ALICE FLORENCIO DE SALLES E SILVA BARBOSA, mat.0000095745 concedo 15 dias a partir de 25/01/2017</text:span></text:p>
        <text:p><text:span text:style-name="T273">695 - MARIA DAS GRACAS TOSCANO SIEBRA BRITO, mat.0000052310 concedo 30 dias a partir de 31/01/2017</text:span></text:p>
        <text:p><text:span text:style-name="T274">635 - MIRELLA WOGELEY ALVES VASCONCELOS, mat.0000118427 concedo 45 dias a partir de 02/02/2017</text:span></text:p>
        <text:p><text:span text:style-name="T275">676 - PATRICIA REJANE ALVES DA SILVA, mat.0000088366 concedo 15 dias a partir de 30/01/2017</text:span></text:p>
        <text:p><text:span text:style-name="T276">662 - VILMA RAMOS DE MELO, mat.0000007676 concedo 60 dias a partir de 25/01/2017</text:span></text:p>
        <text:p><text:span text:style-name="T277">UPE UNIVERSIDADE DE PERNAMBUCO</text:span></text:p>
        <text:p><text:span text:style-name="T278">DEFIRO os pedidos de Licença Médica para Tratamento de Saúde - Prorrogação</text:span></text:p>
        <text:p><text:span text:style-name="T279">632 - CLAUDIA MARIA MARQUES DE SOUSA MELO, mat.0000095605 concedo 90 dias a partir de 28/01/2017</text:span></text:p>
        <text:p><text:span text:style-name="T280">620 - CLEYTONY CONSTANCIO DA SILVA, mat.0000104728 concedo 120 dias a partir de 29/01/2017</text:span></text:p>
        <text:p><text:span text:style-name="T281">646 - MARIA DAS DORES AUGUSTO, mat.0000072982 concedo 30 dias a partir de 01/02/2017</text:span></text:p>
        <text:p><text:span text:style-name="T282">677 - RAFAELA VASCONCELOS VIANA, mat.0000138878 concedo 30 dias a partir de 02/02/2017</text:span></text:p>
        <text:p><text:span text:style-name="T283">754 - RENATA DE AZEVEDO RIBEIRO, mat.0000089265 concedo 30 dias a partir de 30/01/2017</text:span></text:p>
        <text:p text:style-name="Standard"/>
        <text:p text:style-name="Standard"/>
        <text:p text:style-name="pCenter"><text:span text:style-name="fDefault">Helena Carneiro Leão</text:span></text:p>
        <text:p text:style-name="pCenter"><text:span text:style-name="fDefault">Gerente Administrativa de Perícias Médicas</text:span></text:p>
        <text:p text:style-name="Standard"/>
        <text:p text:style-name="Standard"/>
        <text:p text:style-name="pCenter"><text:span text:style-name="fDefault">André Longo Araújo de Melo</text:span></text:p>
        <text:p text:style-name="pCenter"><text:span text:style-name="fDefault">Diretor - Presidente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6pt" fo:language="fr" fo:country="FR" style:letter-kerning="true" style:font-name-asian="Arial2" style:font-size-asian="6pt" style:language-asian="zh" style:country-asian="CN" style:font-name-complex="Arial2" style:font-size-complex="6pt" style:language-complex="hi" style:country-complex="IN" fo:hyphenate="false" fo:hyphenation-remain-char-count="2" fo:hyphenation-push-char-count="2"/>
    </style:default-style>
    <style:style style:name="fontBold" style:family="text">
      <style:text-properties fo:font-weight="bold" style:font-weight-asian="bold"/>
    </style:style>
    <style:style style:name="fDefault" style:family="text">
      <style:text-properties style:font-name="Arial" style:font-name-complex="Arial" fo:font-size="6pt" style:font-size-asian="6pt" style:font-size-complex="6pt"/>
    </style:style>
    <style:style style:name="pCenter" style:family="paragraph">
      <style:paragraph-properties fo:margin-top="0cm" fo:margin-bottom="0cm" fo:text-align="center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8-07-25T19:28:50.000</dc:date>
    <meta:generator>PHPWord</meta:generator>
    <meta:initial-creator/>
    <meta:creation-date>2018-07-25T19:28:50.000</meta:creation-date>
    <meta:keyword/>
    <meta:user-defined meta:name="Category"/>
    <meta:user-defined meta:name="Company"/>
    <meta:user-defined meta:name="Manager"/>
  </office:meta>
</office:document-meta>
</file>